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fr" fo:country="FR" officeooo:rsid="00004f73" officeooo:paragraph-rsid="00004f73"/>
    </style:style>
    <style:style style:name="P2" style:family="paragraph" style:parent-style-name="Standard">
      <style:text-properties style:font-name="Arial" fo:language="fr" fo:country="FR" officeooo:rsid="000214e8" officeooo:paragraph-rsid="000214e8"/>
    </style:style>
    <style:style style:name="P3" style:family="paragraph" style:parent-style-name="Standard">
      <style:text-properties style:font-name="Arial" fo:language="fr" fo:country="FR" officeooo:rsid="0003624e" officeooo:paragraph-rsid="0003624e"/>
    </style:style>
    <style:style style:name="P4" style:family="paragraph" style:parent-style-name="Standard" style:list-style-name="L1">
      <style:text-properties style:font-name="Arial" fo:language="fr" fo:country="FR" officeooo:rsid="0003624e" officeooo:paragraph-rsid="0003624e"/>
    </style:style>
    <style:style style:name="P5" style:family="paragraph" style:parent-style-name="Standard">
      <style:text-properties style:font-name="Arial" fo:language="fr" fo:country="FR" officeooo:rsid="000411f9" officeooo:paragraph-rsid="000411f9"/>
    </style:style>
    <style:style style:name="T1" style:family="text">
      <style:text-properties style:font-name="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re jeu 2048 3D nécessite l’utilisation d’une base de données afin de stocker les différents Joueurs (avec leur pseudo, leur mot de passe et leur score maximal) ainsi que l’historique des Parties</text:p>
      <text:p text:style-name="P1"/>
      <text:p text:style-name="P2">Il est nécessaire d’avoir un serveur intégrant MySQL tel que WAMP, XAMPP ou MAMP</text:p>
      <text:p text:style-name="P2"/>
      <text:p text:style-name="P3">Une fois le serveur mis en place, il faut créer un nouveau compte utilisateur depuis l’interface de gestion de base de données :</text:p>
      <text:list xml:id="list3289939437" text:style-name="L1">
        <text:list-item>
          <text:p text:style-name="P4">Nom d’utilisateur : <text:span text:style-name="T1">projet2048elnt</text:span></text:p>
        </text:list-item>
        <text:list-item>
          <text:p text:style-name="P4">Nom d’hôte : <text:span text:style-name="T1">localhost</text:span></text:p>
        </text:list-item>
        <text:list-item>
          <text:p text:style-name="P4">Mot de passe : <text:span text:style-name="T1">projet2048</text:span></text:p>
        </text:list-item>
      </text:list>
      <text:p text:style-name="P3"/>
      <text:p text:style-name="P3">Il faut ensuite cocher la case « Créer une base portant son nom et donner à cet utilisateur tous les privilèges sur cette base », ou créer une base de donnée <text:span text:style-name="T1">projet2048elnt</text:span></text:p>
      <text:p text:style-name="P3"/>
      <text:p text:style-name="P5">Maintenant que la base de données est créée, il suffit d’importer le fichier <text:span text:style-name="T1">creationTables.sql</text:span> contenue dans le répertoire <text:span text:style-name="T1">sql</text:span> du projet pour créer les tables nécessaires au programme</text:p>
      <text:p text:style-name="P3"/>
      <text:p text:style-name="P3">La base de données est maintenant en place, le jeu peut être lanc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19-10-24T17:58:41.292000000</dc:date>
    <meta:editing-duration>PT13M13S</meta:editing-duration>
    <meta:editing-cycles>4</meta:editing-cycles>
    <meta:document-statistic meta:table-count="0" meta:image-count="0" meta:object-count="0" meta:page-count="1" meta:paragraph-count="9" meta:word-count="158" meta:character-count="911" meta:non-whitespace-character-count="765"/>
  </office:meta>
</office:document-meta>
</file>